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>
            <text:p>Publico Alvo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omens casados com ate 2 filhos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>
            <text:p>Recorte</text:p>
          </table:table-cell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/>
          <table:table-cell office:value-type="string">
            <text:p>Homens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ulheres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table:style-name="ce2" office:value-type="string">
            <text:p>Faixa Etaria</text:p>
          </table:table-cell>
          <table:table-cell table:number-columns-repeated="3"/>
          <table:table-cell office:value-type="string">
            <text:p>Total de 100 filho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Homens</text:p>
          </table:table-cell>
          <table:table-cell table:style-name="ce1" office:value-type="string">
            <text:p>Mulheres</text:p>
          </table:table-cell>
          <table:table-cell table:number-columns-repeated="2"/>
          <table:table-cell table:style-name="ce1" office:value-type="string">
            <text:p>Filho</text:p>
          </table:table-cell>
          <table:table-cell table:style-name="ce1" office:value-type="string">
            <text:p>Filha</text:p>
          </table:table-cell>
          <table:table-cell table:style-name="ce1"/>
        </table:table-row>
        <table:table-row table:style-name="ro1">
          <table:table-cell/>
          <table:table-cell office:value-type="string">
            <text:p>19-25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0-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26-3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/>
          <table:table-cell table:style-name="ce3" office:value-type="string">
            <text:p>5-9l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/>
          <table:table-cell office:value-type="string">
            <text:p>36-&gt;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10-14l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/>
          <table:table-cell table:style-name="ce1" office:value-type="string">
            <text:p>Total</text:p>
          </table:table-cell>
          <table:table-cell table:style-name="ce1" table:formula="of:=SUM([.C15:.C17])" office:value-type="float" office:value="50">
            <text:p>50</text:p>
          </table:table-cell>
          <table:table-cell table:style-name="ce1" table:formula="of:=SUM([.D15:.D17])" office:value-type="float" office:value="50">
            <text:p>50</text:p>
          </table:table-cell>
          <table:table-cell/>
          <table:table-cell office:value-type="string">
            <text:p>14-16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16-18l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 office:value-type="string">
            <text:p>Total</text:p>
          </table:table-cell>
          <table:table-cell table:style-name="ce1" table:formula="of:=SUM([.G15:.G19])" office:value-type="float" office:value="51">
            <text:p>51</text:p>
          </table:table-cell>
          <table:table-cell table:style-name="ce1" table:formula="of:=SUM([.H15:.H19])" office:value-type="float" office:value="49">
            <text:p>49</text:p>
          </table:table-cell>
          <table:table-cell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9">29/06/2010</text:date>, <text:time>15:24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cisco Matelli</meta:initial-creator>
    <meta:creation-date>2010-06-29T15:04:50</meta:creation-date>
    <dc:date>2010-06-29T15:24:36</dc:date>
    <dc:creator>Francisco Matelli</dc:creator>
    <meta:editing-duration>PT00H19M46S</meta:editing-duration>
    <meta:editing-cycles>6</meta:editing-cycles>
    <meta:generator>OpenOffice.org/3.2$Linux OpenOffice.org_project/320m12$Build-9483</meta:generator>
    <meta:document-statistic meta:table-count="3" meta:cell-count="42" meta:object-count="0"/>
  </office:meta>
</office:document-meta>
</file>